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7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OpenSymbol2" svg:font-family="OpenSymbol" style:font-adornments="Roman" style:font-pitch="variable" style:font-charset="x-symbol"/>
    <style:font-face style:name="Adobe Caslon Pro Bold" svg:font-family="'Adobe Caslon Pro Bold'" style:font-adornments="Oblique"/>
    <style:font-face style:name="OpenSymbol1" svg:font-family="Open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308c81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63e17b" officeooo:paragraph-rsid="001a9295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rsid="002b5d53" officeooo:paragraph-rsid="002b5d53" style:font-size-asian="10pt" style:font-size-complex="10pt"/>
    </style:style>
    <style:style style:name="P25" style:family="paragraph" style:parent-style-name="FILET_5f_POINTILLES">
      <style:paragraph-properties fo:margin-top="0cm" fo:margin-bottom="0cm" style:contextual-spacing="false"/>
      <style:text-properties officeooo:paragraph-rsid="008915cc"/>
    </style:style>
    <style:style style:name="P26" style:family="paragraph" style:parent-style-name="_5f_Paragraphe_20_livret_20_">
      <style:paragraph-properties fo:text-align="center" style:justify-single-word="false"/>
      <style:text-properties officeooo:paragraph-rsid="0098b2ee"/>
    </style:style>
    <style:style style:name="P27" style:family="paragraph" style:parent-style-name="_5f_Paragraphe_20_livret_20_">
      <style:text-properties officeooo:paragraph-rsid="00936363"/>
    </style:style>
    <style:style style:name="P28" style:family="paragraph" style:parent-style-name="_5f_Paragraphe_20_livret_20_">
      <style:text-properties officeooo:paragraph-rsid="0095cff9"/>
    </style:style>
    <style:style style:name="P29" style:family="paragraph" style:parent-style-name="_5f_Paragraphe_20_livret_20_">
      <style:paragraph-properties fo:margin-top="0.101cm" fo:margin-bottom="0.199cm" style:contextual-spacing="false"/>
      <style:text-properties officeooo:paragraph-rsid="0095cff9"/>
    </style:style>
    <style:style style:name="P30" style:family="paragraph" style:parent-style-name="Exo_5f_Num">
      <style:paragraph-properties fo:margin-top="0.64cm" fo:margin-bottom="0.101cm" style:contextual-spacing="false"/>
    </style:style>
    <style:style style:name="P31" style:family="paragraph" style:parent-style-name="Exo_5f_Num" style:list-style-name="Num_5f_Exo">
      <style:paragraph-properties fo:margin-top="0.64cm" fo:margin-bottom="0.101cm" style:contextual-spacing="false"/>
      <style:text-properties officeooo:paragraph-rsid="0090ed86"/>
    </style:style>
    <style:style style:name="P32" style:family="paragraph" style:parent-style-name="Exo_5f_Num">
      <style:paragraph-properties fo:margin-top="0.7cm" fo:margin-bottom="0.101cm" style:contextual-spacing="false"/>
    </style:style>
    <style:style style:name="P33" style:family="paragraph" style:parent-style-name="Exo_5f_Num">
      <style:paragraph-properties fo:margin-top="0.7cm" fo:margin-bottom="0.101cm" style:contextual-spacing="false" fo:text-align="start" style:justify-single-word="false"/>
    </style:style>
    <style:style style:name="P34" style:family="paragraph" style:parent-style-name="Exo_5f_Num">
      <style:paragraph-properties fo:margin-top="0.6cm" fo:margin-bottom="0.101cm" style:contextual-spacing="false"/>
      <style:text-properties officeooo:rsid="007e9bd9"/>
    </style:style>
    <style:style style:name="P35" style:family="paragraph" style:parent-style-name="Exo_5f_Num">
      <style:paragraph-properties fo:margin-top="0.55cm" fo:margin-bottom="0.101cm" style:contextual-spacing="false"/>
    </style:style>
    <style:style style:name="P36" style:family="paragraph" style:parent-style-name="Exo_5f_Num" style:list-style-name="Num_5f_Exo">
      <style:paragraph-properties fo:margin-top="0.55cm" fo:margin-bottom="0.101cm" style:contextual-spacing="false"/>
      <style:text-properties officeooo:paragraph-rsid="008ebb6a"/>
    </style:style>
    <style:style style:name="P37" style:family="paragraph" style:parent-style-name="FILET_5f_POINTILLES" style:list-style-name="_5f_Numérotation_20_des_20_exercices_20_livrets"/>
    <style:style style:name="P38" style:family="paragraph" style:parent-style-name="FILET_5f_POINTILLES" style:list-style-name="_5f_Numérotation_20_des_20_exercices_20_livrets">
      <style:text-properties officeooo:paragraph-rsid="008915cc"/>
    </style:style>
    <style:style style:name="P39" style:family="paragraph" style:parent-style-name="FILET_5f_POINTILLES" style:list-style-name="_5f_Numérotation_20_des_20_exercices_20_livrets">
      <style:paragraph-properties fo:margin-top="0cm" fo:margin-bottom="0cm" style:contextual-spacing="false"/>
      <style:text-properties officeooo:paragraph-rsid="008915cc"/>
    </style:style>
    <style:style style:name="P40" style:family="paragraph" style:parent-style-name="Standard" style:list-style-name="_5f_Numérotation_20_des_20_exercices_20_livrets">
      <style:paragraph-properties fo:margin-left="0cm" fo:margin-right="0cm" fo:margin-top="0.199cm" fo:margin-bottom="0.101cm" style:contextual-spacing="false" fo:text-indent="0cm" style:auto-text-indent="false" style:shadow="none"/>
      <style:text-properties fo:font-size="10pt" officeooo:rsid="00210672" officeooo:paragraph-rsid="00484b7e" style:font-size-asian="10pt" style:font-size-complex="10pt"/>
    </style:style>
    <style:style style:name="P41" style:family="paragraph" style:parent-style-name="Standard" style:master-page-name="_5f_Fiche_20_éditeur_20_série_20_2_20_une_20_colonne_20_impaire_20__28_G_29_">
      <style:paragraph-properties style:page-number="33" fo:break-before="auto" fo:break-after="auto"/>
      <style:text-properties style:font-name="Bitstream Vera Sans3" fo:font-size="10pt" fo:font-weight="bold" officeooo:paragraph-rsid="001f6820" style:font-size-asian="10pt" style:font-weight-asian="bold" style:font-size-complex="10pt" style:font-weight-complex="bold"/>
    </style:style>
    <style:style style:name="P42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869792"/>
    </style:style>
    <style:style style:name="P43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44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923bb2"/>
    </style:style>
    <style:style style:name="P45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869792"/>
    </style:style>
    <style:style style:name="P46" style:family="paragraph" style:parent-style-name="_5f_Paragraphe_20_livret_20_réponse_20_élève" style:list-style-name="liste_5f_abc">
      <style:text-properties officeooo:paragraph-rsid="00840527"/>
    </style:style>
    <style:style style:name="P47" style:family="paragraph" style:parent-style-name="_5f_Paragraphe_20_livret_20_réponse_20_élève" style:list-style-name="liste_5f_abc">
      <style:text-properties fo:color="#000000" loext:opacity="100%" style:text-position="0% 100%" style:font-name="Bitstream Vera Sans2" fo:font-size="10pt" style:text-underline-style="none" officeooo:rsid="0056e461" officeooo:paragraph-rsid="00840527"/>
    </style:style>
    <style:style style:name="P48" style:family="paragraph" style:parent-style-name="_5f_Paragraphe_20_livret_20_réponse_20_élève" style:list-style-name="liste_5f_abc">
      <style:text-properties fo:color="#000000" loext:opacity="100%" style:text-position="0% 100%" style:font-name="Bitstream Vera Sans2" fo:font-size="10pt" style:text-underline-style="none" officeooo:rsid="0056e461" officeooo:paragraph-rsid="0090ed86"/>
    </style:style>
    <style:style style:name="P49" style:family="paragraph" style:parent-style-name="_5f_Paragraphe_20_livret_20_réponse_20_élève" style:list-style-name="liste_5f_abc">
      <style:text-properties fo:color="#000000" loext:opacity="100%" officeooo:rsid="0079e2c5" officeooo:paragraph-rsid="00840527"/>
    </style:style>
    <style:style style:name="P50" style:family="paragraph" style:parent-style-name="_5f_Paragraphe_20_livret_20_réponse_20_élève" style:list-style-name="liste_5f_abc">
      <style:text-properties fo:color="#000000" loext:opacity="100%" officeooo:paragraph-rsid="00840527"/>
    </style:style>
    <style:style style:name="P51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>
        <style:tab-stops>
          <style:tab-stop style:position="0.6cm"/>
        </style:tab-stops>
      </style:paragraph-properties>
      <style:text-properties officeooo:paragraph-rsid="007e9bd9"/>
    </style:style>
    <style:style style:name="P52" style:family="paragraph" style:parent-style-name="_5f_Paragraphe_20_livret_20_réponse_20_élève" style:list-style-name="liste_5f_abc">
      <style:paragraph-properties fo:margin-top="0.101cm" fo:margin-bottom="0cm" style:contextual-spacing="false" style:line-height-at-least="0.7cm">
        <style:tab-stops>
          <style:tab-stop style:position="0.6cm"/>
        </style:tab-stops>
      </style:paragraph-properties>
      <style:text-properties officeooo:paragraph-rsid="00936363"/>
    </style:style>
    <style:style style:name="P53" style:family="paragraph" style:parent-style-name="_5f_Paragraphe_20_livret_20_réponse_20_élève" style:list-style-name="liste_5f_abc">
      <style:paragraph-properties fo:margin-top="0.101cm" fo:margin-bottom="0cm" style:contextual-spacing="false" style:line-height-at-least="0.7cm" fo:text-align="start" style:justify-single-word="false">
        <style:tab-stops>
          <style:tab-stop style:position="0.6cm"/>
        </style:tab-stops>
      </style:paragraph-properties>
      <style:text-properties officeooo:paragraph-rsid="00936363"/>
    </style:style>
    <style:style style:name="P54" style:family="paragraph" style:parent-style-name="_5f_Paragraphe_20_livret_20_réponse_20_élève" style:list-style-name="liste_5f_abc">
      <style:paragraph-properties fo:margin-top="0.101cm" fo:margin-bottom="0cm" style:contextual-spacing="false" style:line-height-at-least="0.7cm" fo:text-align="start" style:justify-single-word="false">
        <style:tab-stops>
          <style:tab-stop style:position="0.6cm"/>
        </style:tab-stops>
      </style:paragraph-properties>
      <style:text-properties officeooo:paragraph-rsid="007e9bd9"/>
    </style:style>
    <style:style style:name="P55" style:family="paragraph" style:parent-style-name="_5f_Paragraphe_20_énoncé_20_après_20_numéro" style:master-page-name="">
      <style:paragraph-properties fo:margin-top="0cm" fo:margin-bottom="0cm" style:contextual-spacing="false" style:page-number="auto" fo:break-before="auto" fo:break-after="auto" style:shadow="none"/>
      <style:text-properties fo:font-size="10pt" fo:letter-spacing="-0.014cm" officeooo:rsid="0078e916" officeooo:paragraph-rsid="00484b7e" style:font-size-asian="10pt" style:font-size-complex="10pt"/>
    </style:style>
    <style:style style:name="P56" style:family="paragraph" style:parent-style-name="_5f_Paragraphe_20_énoncé_20_après_20_numéro" style:list-style-name="Enonce1">
      <style:paragraph-properties fo:margin-top="0cm" fo:margin-bottom="0cm" style:contextual-spacing="false" fo:text-align="start" style:justify-single-word="false"/>
      <style:text-properties officeooo:paragraph-rsid="0078e916"/>
    </style:style>
    <style:style style:name="P57" style:family="paragraph" style:parent-style-name="_5f_Paragraphe_20_énoncé_20_après_20_numéro" style:list-style-name="_5f_Numérotation_20_des_20_exercices_20_livrets">
      <style:paragraph-properties fo:margin-top="0.199cm" fo:margin-bottom="0.199cm" style:contextual-spacing="false" fo:text-align="center" style:justify-single-word="false"/>
      <style:text-properties style:text-position="0% 100%" style:text-underline-style="none" officeooo:rsid="00502d3e" officeooo:paragraph-rsid="0098b2ee"/>
    </style:style>
    <style:style style:name="P58" style:family="paragraph" style:parent-style-name="_5f_Paragraphe_20_énoncé_20_après_20_numéro" style:list-style-name="_5f_Numérotation_20_des_20_exercices_20_livre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78e916" officeooo:paragraph-rsid="008f035f"/>
    </style:style>
    <style:style style:name="P59" style:family="paragraph" style:parent-style-name="_5f_Paragraphe_20_énoncé_20_après_20_numéro" style:list-style-name="_5f_Numérotation_20_des_20_exercices_20_livre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position="0% 100%" style:font-name="Bitstream Vera Sans" fo:font-size="10pt" fo:font-style="normal" style:text-underline-style="none" fo:font-weight="normal" officeooo:rsid="0078e916" officeooo:paragraph-rsid="008f035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0" style:family="paragraph" style:parent-style-name="_5f_Paragraphe_20_énoncé_20_après_20_numéro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position="0% 100%" style:font-name="Bitstream Vera Sans" fo:font-size="10pt" fo:font-style="normal" style:text-underline-style="none" fo:font-weight="normal" officeooo:rsid="0078e916" officeooo:paragraph-rsid="0078e91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1" style:family="paragraph" style:parent-style-name="_5f_Paragraphe_20_énoncé_20_après_20_numéro" style:list-style-name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position="0% 100%" style:font-name="Bitstream Vera Sans" fo:font-size="10pt" fo:font-style="normal" style:text-underline-style="none" fo:font-weight="normal" officeooo:rsid="00502d3e" officeooo:paragraph-rsid="008f035f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2" style:family="paragraph" style:parent-style-name="_5f_Paragraphe_20_énoncé_20_après_20_numéro" style:list-style-name="Enonce1">
      <style:paragraph-properties fo:margin-top="0.101cm" fo:margin-bottom="0cm" style:contextual-spacing="false" fo:text-align="start" style:justify-single-word="false"/>
      <style:text-properties officeooo:paragraph-rsid="0078e916"/>
    </style:style>
    <style:style style:name="P63" style:family="paragraph" style:parent-style-name="_5f_Pied_20_de_20_page" style:list-style-name="">
      <style:paragraph-properties fo:text-align="end" style:justify-single-word="false"/>
    </style:style>
    <style:style style:name="P64" style:family="paragraph" style:parent-style-name="_5f_Pied_20_de_20_page">
      <style:paragraph-properties fo:text-align="end" style:justify-single-word="false"/>
    </style:style>
    <style:style style:name="P65" style:family="paragraph" style:parent-style-name="_5f_Pied_20_de_20_page" style:list-style-name=""/>
    <style:style style:name="P6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>
      <style:paragraph-properties fo:margin-top="0cm" fo:margin-bottom="0.199cm" fo:text-align="center" style:writing-mode="lr-tb"/>
    </style:style>
    <style:style style:name="P68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69" style:family="paragraph">
      <style:paragraph-properties fo:text-align="center"/>
    </style:style>
    <style:style style:name="P7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72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76fc61"/>
    </style:style>
    <style:style style:name="T6" style:family="text">
      <style:text-properties fo:text-transform="uppercase" fo:color="#808080" loext:opacity="100%" style:font-name="Bitstream Vera Sans4" fo:font-size="9pt" officeooo:rsid="00308c81" fo:background-color="transparent" loext:char-shading-value="0"/>
    </style:style>
    <style:style style:name="T7" style:family="text">
      <style:text-properties fo:text-transform="uppercase" fo:color="#808080" loext:opacity="100%" style:font-name="Bitstream Vera Sans4" fo:font-size="9pt" officeooo:rsid="008dea38" fo:background-color="transparent" loext:char-shading-value="0"/>
    </style:style>
    <style:style style:name="T8" style:family="text">
      <style:text-properties officeooo:rsid="00308c81"/>
    </style:style>
    <style:style style:name="T9" style:family="text">
      <style:text-properties style:text-position="0% 100%" style:font-name="Bitstream Vera Sans2" fo:font-size="10pt" style:text-underline-style="none" officeooo:rsid="0056e461"/>
    </style:style>
    <style:style style:name="T10" style:family="text">
      <style:text-properties style:text-position="0% 100%" style:font-name="Bitstream Vera Sans2" fo:font-size="10pt" style:text-underline-style="none" fo:font-weight="normal" officeooo:rsid="00768950" style:font-name-asian="Times New Roman" style:font-weight-asian="normal" style:font-name-complex="Times New Roman" style:font-weight-complex="normal"/>
    </style:style>
    <style:style style:name="T11" style:family="text">
      <style:text-properties style:text-position="0% 100%" style:font-name="Bitstream Vera Sans2" fo:font-size="10pt" style:text-underline-style="none" fo:font-weight="normal" officeooo:rsid="00768950" style:font-weight-asian="normal" style:font-weight-complex="normal"/>
    </style:style>
    <style:style style:name="T12" style:family="text">
      <style:text-properties style:text-position="0% 100%" style:font-name="Bitstream Vera Sans2" fo:font-size="10pt" style:text-underline-style="none" officeooo:rsid="00768950"/>
    </style:style>
    <style:style style:name="T13" style:family="text">
      <style:text-properties style:text-position="0% 100%" style:font-name="Bitstream Vera Sans2" fo:font-size="10pt" style:text-underline-style="none" officeooo:rsid="0085f066"/>
    </style:style>
    <style:style style:name="T14" style:family="text">
      <style:text-properties style:text-position="0% 100%" style:font-name="Bitstream Vera Sans2" fo:font-size="10pt" style:text-underline-style="none" officeooo:rsid="00869792"/>
    </style:style>
    <style:style style:name="T15" style:family="text">
      <style:text-properties style:text-position="0% 100%" style:font-name="OpenSymbol2" fo:font-size="12pt" style:text-underline-style="none" fo:font-weight="normal" style:font-name-asian="OpenSymbol2" style:font-size-asian="12pt" style:font-weight-asian="normal" style:font-name-complex="OpenSymbol2" style:font-size-complex="12pt" style:font-weight-complex="normal"/>
    </style:style>
    <style:style style:name="T16" style:family="text">
      <style:text-properties style:text-position="0% 100%" style:text-underline-style="none" fo:font-weight="normal" style:font-weight-asian="normal" style:font-weight-complex="normal"/>
    </style:style>
    <style:style style:name="T17" style:family="text">
      <style:text-properties style:text-position="0% 100%" style:text-underline-style="none" fo:font-weight="normal" style:font-name-asian="Times New Roman" style:font-weight-asian="normal" style:font-name-complex="Times New Roman" style:font-weight-complex="normal"/>
    </style:style>
    <style:style style:name="T18" style:family="text">
      <style:text-properties style:text-position="0% 100%" style:text-underline-style="none" fo:font-weight="normal" officeooo:rsid="00502d3e" style:font-name-asian="Times New Roman" style:font-weight-asian="normal" style:font-name-complex="Times New Roman" style:font-weight-complex="normal"/>
    </style:style>
    <style:style style:name="T19" style:family="text">
      <style:text-properties style:text-position="0% 100%" style:text-underline-style="none" officeooo:rsid="003b0c2c"/>
    </style:style>
    <style:style style:name="T20" style:family="text">
      <style:text-properties style:text-position="0% 100%" style:text-underline-style="none" officeooo:rsid="0056e461"/>
    </style:style>
    <style:style style:name="T21" style:family="text">
      <style:text-properties style:text-position="0% 100%" style:text-underline-style="none" officeooo:rsid="0085f066"/>
    </style:style>
    <style:style style:name="T22" style:family="text">
      <style:text-properties style:text-position="0% 100%" style:text-underline-style="none" officeooo:rsid="00869792"/>
    </style:style>
    <style:style style:name="T23" style:family="text">
      <style:text-properties style:text-position="0% 100%" style:font-name="OpenSymbol" fo:font-size="10pt" style:text-underline-style="none" fo:font-weight="normal" officeooo:rsid="00768950" style:font-name-asian="Times New Roman" style:font-weight-asian="normal" style:font-name-complex="Times New Roman" style:font-weight-complex="normal"/>
    </style:style>
    <style:style style:name="T24" style:family="text">
      <style:text-properties style:text-position="0% 100%" style:font-name="OpenSymbol" fo:font-size="10pt" style:text-underline-style="none" fo:font-weight="normal" officeooo:rsid="00768950" style:font-weight-asian="normal" style:font-weight-complex="normal"/>
    </style:style>
    <style:style style:name="T25" style:family="text">
      <style:text-properties style:text-position="0% 100%" style:font-name="OpenSymbol" fo:font-size="10pt" style:text-underline-style="none" officeooo:rsid="00768950"/>
    </style:style>
    <style:style style:name="T26" style:family="text">
      <style:text-properties style:text-position="0% 100%" style:font-name="OpenSymbol1" fo:font-size="10pt" style:text-underline-style="none" fo:font-weight="normal" officeooo:rsid="004c26f5" style:font-name-asian="OpenSymbol1" style:font-size-asian="10pt" style:font-weight-asian="normal" style:font-name-complex="OpenSymbol1" style:font-size-complex="10pt" style:font-weight-complex="normal"/>
    </style:style>
    <style:style style:name="T27" style:family="text">
      <style:text-properties style:text-position="0% 100%" fo:font-size="10pt" style:text-underline-style="none" fo:font-weight="normal" officeooo:rsid="002d13de" style:font-size-asian="10pt" style:font-weight-asian="normal" style:font-size-complex="10pt" style:font-weight-complex="normal"/>
    </style:style>
    <style:style style:name="T28" style:family="text">
      <style:text-properties style:text-position="0% 100%" fo:font-size="10pt" fo:letter-spacing="-0.007cm" fo:text-shadow="none" style:text-underline-style="none" fo:font-weight="normal" officeooo:rsid="002d13de" style:font-size-asian="10pt" style:font-weight-asian="normal" style:font-size-complex="10pt" style:font-weight-complex="normal"/>
    </style:style>
    <style:style style:name="T29" style:family="text">
      <style:text-properties style:text-position="super 58%" style:text-underline-style="none" fo:font-weight="normal" style:font-weight-asian="normal" style:font-weight-complex="normal"/>
    </style:style>
    <style:style style:name="T30" style:family="text">
      <style:text-properties style:text-position="super 58%" style:text-underline-style="none" officeooo:rsid="0085f066"/>
    </style:style>
    <style:style style:name="T31" style:family="text">
      <style:text-properties style:text-position="super 58%" style:font-name="Bitstream Vera Sans2" fo:font-size="10pt" style:text-underline-style="none" officeooo:rsid="00869792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style:text-position="0% 100%" style:text-underline-style="none" fo:font-weight="normal" style:font-weight-asian="normal" style:font-weight-complex="normal"/>
    </style:style>
    <style:style style:name="T34" style:family="text">
      <style:text-properties fo:color="#000000" loext:opacity="100%" style:text-position="0% 100%" style:text-underline-style="none" fo:font-weight="normal" officeooo:rsid="00840527" style:font-weight-asian="normal" style:font-weight-complex="normal"/>
    </style:style>
    <style:style style:name="T35" style:family="text">
      <style:text-properties fo:color="#000000" loext:opacity="100%" style:text-position="0% 100%" style:font-name="Bitstream Vera Sans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6" style:family="text">
      <style:text-properties fo:color="#000000" loext:opacity="100%" style:text-position="0% 100%" style:font-name="Bitstream Vera Sans" fo:font-size="10pt" fo:font-style="normal" style:text-underline-style="none" fo:font-weight="normal" officeooo:rsid="00502d3e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7" style:family="text">
      <style:text-properties fo:color="#000000" loext:opacity="100%" style:text-position="0% 100%" style:font-name="Bitstream Vera Sans" fo:font-size="10pt" fo:font-style="normal" style:text-underline-style="none" fo:font-weight="normal" officeooo:rsid="00545a4c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8" style:family="text">
      <style:text-properties fo:color="#000000" loext:opacity="100%" style:text-position="0% 100%" style:font-name="Bitstream Vera Sans" fo:font-size="10pt" fo:font-style="normal" style:text-underline-style="none" fo:font-weight="normal" officeooo:rsid="0078e91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9" style:family="text">
      <style:text-properties fo:color="#000000" loext:opacity="100%" style:text-position="0% 100%" style:font-name="Bitstream Vera Sans" fo:font-size="10pt" fo:font-style="normal" style:text-underline-style="none" fo:font-weight="normal" officeooo:rsid="00840527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0" style:family="text">
      <style:text-properties fo:color="#000000" loext:opacity="100%" style:text-position="0% 100%" style:font-name="Bitstream Vera Sans" fo:font-size="10pt" fo:font-style="normal" style:text-underline-style="none" fo:font-weight="bold" officeooo:rsid="00502d3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1" style:family="text">
      <style:text-properties fo:color="#000000" loext:opacity="100%" style:text-position="0% 100%" style:font-name="Bitstream Vera Sans" fo:font-size="10pt" fo:font-style="normal" style:text-underline-style="none" fo:font-weight="bold" officeooo:rsid="00545a4c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2" style:family="text">
      <style:text-properties fo:color="#000000" loext:opacity="100%" style:text-position="0% 100%" style:font-name="Bitstream Vera Sans" fo:font-size="10pt" fo:font-style="normal" style:text-underline-style="none" fo:font-weight="bold" officeooo:rsid="00840527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3" style:family="text">
      <style:text-properties fo:color="#000000" loext:opacity="100%" style:text-position="0% 100%" style:font-name="Bitstream Vera Sans2" fo:font-size="10pt" style:text-underline-style="none" officeooo:rsid="00768950"/>
    </style:style>
    <style:style style:name="T44" style:family="text">
      <style:text-properties fo:color="#000000" loext:opacity="100%" style:text-position="0% 100%" style:font-name="Bitstream Vera Sans2" fo:font-size="10pt" style:text-underline-style="none" fo:font-weight="normal" officeooo:rsid="0056e461" style:font-weight-asian="normal" style:font-weight-complex="normal"/>
    </style:style>
    <style:style style:name="T45" style:family="text">
      <style:text-properties fo:color="#000000" loext:opacity="100%" style:text-position="0% 100%" style:font-name="OpenSymbol2" fo:font-size="12pt" style:text-underline-style="none" fo:font-weight="normal" style:font-name-asian="OpenSymbol2" style:font-size-asian="12pt" style:font-weight-asian="normal" style:font-name-complex="OpenSymbol2" style:font-size-complex="12pt" style:font-weight-complex="normal"/>
    </style:style>
    <style:style style:name="T46" style:family="text">
      <style:text-properties fo:color="#000000" loext:opacity="100%" style:text-position="0% 100%" fo:font-size="10pt" style:text-underline-style="none" officeooo:rsid="004b52ae" style:font-size-asian="10pt" style:font-size-complex="10pt"/>
    </style:style>
    <style:style style:name="T47" style:family="text">
      <style:text-properties fo:color="#000000" loext:opacity="100%" officeooo:rsid="00710d5f"/>
    </style:style>
    <style:style style:name="T48" style:family="text">
      <style:text-properties fo:color="#000000" loext:opacity="100%" style:font-name="Bitstream Vera Sans" fo:font-size="10pt" fo:font-style="normal" style:font-size-asian="10pt" style:font-style-asian="normal" style:font-size-complex="10pt" style:font-style-complex="normal"/>
    </style:style>
    <style:style style:name="T49" style:family="text">
      <style:text-properties fo:color="#000000" loext:opacity="100%" style:font-name="Bitstream Vera Sans" fo:font-size="10pt" fo:font-style="normal" officeooo:rsid="00502d3e" style:font-size-asian="10pt" style:font-style-asian="normal" style:font-size-complex="10pt" style:font-style-complex="normal"/>
    </style:style>
    <style:style style:name="T50" style:family="text">
      <style:text-properties fo:color="#000000" loext:opacity="100%" style:font-name="Bitstream Vera Sans" fo:font-size="10pt" fo:letter-spacing="-0.007cm" fo:font-style="normal" fo:text-shadow="none" style:font-size-asian="10pt" style:font-style-asian="normal" style:font-size-complex="10pt" style:font-style-complex="normal"/>
    </style:style>
    <style:style style:name="T51" style:family="text">
      <style:text-properties fo:color="#000000" loext:opacity="100%" style:font-name="Bitstream Vera Sans" fo:font-size="10pt" fo:letter-spacing="-0.007cm" fo:font-style="normal" fo:text-shadow="none" officeooo:rsid="0078e916" style:font-size-asian="10pt" style:font-style-asian="normal" style:font-size-complex="10pt" style:font-style-complex="normal"/>
    </style:style>
    <style:style style:name="T52" style:family="text">
      <style:text-properties fo:color="#000000" loext:opacity="100%" style:text-position="super 58%" style:font-name="Bitstream Vera Sans2" fo:font-size="10pt" style:text-underline-style="none" officeooo:rsid="00869792"/>
    </style:style>
    <style:style style:name="T53" style:family="text">
      <style:text-properties fo:color="#000000" loext:opacity="100%" style:text-position="super 58%" style:font-name="Bitstream Vera Sans2" fo:font-size="10pt" style:text-underline-style="none" officeooo:rsid="008915cc"/>
    </style:style>
    <style:style style:name="T54" style:family="text">
      <style:text-properties fo:color="#000000" loext:opacity="100%" style:text-position="super 58%" style:text-underline-style="none" fo:font-weight="normal" officeooo:rsid="0087e9e6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55" style:family="text">
      <style:text-properties fo:color="#000000" loext:opacity="100%" style:text-position="super 58%" style:font-name="OpenSymbol1" fo:font-size="10pt" fo:font-style="normal" style:text-underline-style="none" officeooo:rsid="004c26f5" style:font-name-asian="OpenSymbol1" style:font-size-asian="10pt" style:font-style-asian="normal" style:font-name-complex="OpenSymbol1" style:font-size-complex="10pt" style:font-style-complex="normal"/>
    </style:style>
    <style:style style:name="T56" style:family="text">
      <style:text-properties fo:color="#000000" loext:opacity="100%" style:text-position="super 58%" style:font-name="Bitstream Vera Sans3" fo:font-size="10pt" fo:font-style="normal" style:text-underline-style="none" fo:font-weight="normal" officeooo:rsid="00425cb8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57" style:family="text">
      <style:text-properties fo:color="#000000" loext:opacity="100%" fo:letter-spacing="-0.011cm"/>
    </style:style>
    <style:style style:name="T58" style:family="text">
      <style:text-properties fo:color="#000000" loext:opacity="100%" fo:letter-spacing="-0.011cm" officeooo:rsid="0095cff9"/>
    </style:style>
    <style:style style:name="T59" style:family="text">
      <style:text-properties fo:color="#000000" loext:opacity="100%" fo:letter-spacing="-0.014cm"/>
    </style:style>
    <style:style style:name="T60" style:family="text">
      <style:text-properties fo:color="#000000" loext:opacity="100%" fo:letter-spacing="-0.014cm" officeooo:rsid="0095cff9"/>
    </style:style>
    <style:style style:name="T61" style:family="text">
      <style:text-properties fo:color="#000000" loext:opacity="100%" officeooo:rsid="0095cff9"/>
    </style:style>
    <style:style style:name="T62" style:family="text">
      <style:text-properties fo:color="#000000" loext:opacity="100%" style:font-name="Adobe Caslon Pro Bold" officeooo:rsid="0095cff9" style:font-name-asian="Adobe Caslon Pro Bold" style:font-name-complex="Adobe Caslon Pro Bold"/>
    </style:style>
    <style:style style:name="T63" style:family="text">
      <style:text-properties fo:color="#000000" loext:opacity="100%" style:font-name="Bitstream Vera Sans2" officeooo:rsid="0095cff9" style:font-name-asian="SimSun" style:font-name-complex="Lucida Sans"/>
    </style:style>
    <style:style style:name="T64" style:family="text">
      <style:text-properties style:font-name="OpenSymbol"/>
    </style:style>
    <style:style style:name="T65" style:family="text">
      <style:text-properties style:font-name="OpenSymbol" style:text-underline-style="none"/>
    </style:style>
    <style:style style:name="T66" style:family="text">
      <style:text-properties style:font-name="OpenSymbol" fo:font-size="10pt" officeooo:rsid="00768950"/>
    </style:style>
    <style:style style:name="T67" style:family="text">
      <style:text-properties style:font-name="OpenSymbol" fo:font-size="10pt" fo:letter-spacing="-0.007cm" fo:text-shadow="none" officeooo:rsid="00768950"/>
    </style:style>
    <style:style style:name="T68" style:family="text">
      <style:text-properties style:font-name="OpenSymbol" fo:font-size="10pt" fo:letter-spacing="-0.014cm" fo:text-shadow="none" fo:font-weight="normal" officeooo:rsid="00768950" style:font-weight-asian="normal" style:font-weight-complex="normal"/>
    </style:style>
    <style:style style:name="T69" style:family="text">
      <style:text-properties officeooo:rsid="003b0c2c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fo:font-weight="normal" style:font-weight-asian="normal" style:font-weight-complex="normal"/>
    </style:style>
    <style:style style:name="T72" style:family="text">
      <style:text-properties officeooo:rsid="005517e1"/>
    </style:style>
    <style:style style:name="T73" style:family="text">
      <style:text-properties officeooo:rsid="00546784"/>
    </style:style>
    <style:style style:name="T74" style:family="text">
      <style:text-properties officeooo:rsid="005fd230"/>
    </style:style>
    <style:style style:name="T75" style:family="text">
      <style:text-properties style:font-name="OpenSymbol2" fo:font-size="12pt" style:text-underline-style="none" style:font-name-asian="OpenSymbol2" style:font-size-asian="12pt" style:font-name-complex="OpenSymbol2" style:font-size-complex="12pt"/>
    </style:style>
    <style:style style:name="T76" style:family="text">
      <style:text-properties style:font-name="OpenSymbol2" fo:font-size="12pt" style:font-name-asian="OpenSymbol2" style:font-size-asian="12pt" style:font-name-complex="OpenSymbol2" style:font-size-complex="12pt"/>
    </style:style>
    <style:style style:name="T77" style:family="text">
      <style:text-properties style:font-name="Bitstream Vera Sans2" fo:font-size="10pt" officeooo:rsid="00768950"/>
    </style:style>
    <style:style style:name="T78" style:family="text">
      <style:text-properties style:font-name="Bitstream Vera Sans2" fo:font-size="10pt" fo:letter-spacing="-0.007cm" fo:text-shadow="none" officeooo:rsid="00768950"/>
    </style:style>
    <style:style style:name="T79" style:family="text">
      <style:text-properties style:font-name="Bitstream Vera Sans2" fo:font-size="10pt" fo:letter-spacing="-0.014cm" fo:text-shadow="none" fo:font-weight="normal" officeooo:rsid="00768950" style:font-weight-asian="normal" style:font-weight-complex="normal"/>
    </style:style>
    <style:style style:name="T80" style:family="text">
      <style:text-properties officeooo:rsid="00502d3e"/>
    </style:style>
    <style:style style:name="T81" style:family="text">
      <style:text-properties style:font-name="OpenSymbol1" fo:font-size="10pt" officeooo:rsid="004c26f5" style:font-name-asian="OpenSymbol1" style:font-size-asian="10pt" style:font-name-complex="OpenSymbol1" style:font-size-complex="10pt"/>
    </style:style>
    <style:style style:name="T82" style:family="text">
      <style:text-properties style:font-name="OpenSymbol1" fo:font-size="10pt" fo:font-style="normal" officeooo:rsid="004c26f5" style:font-name-asian="OpenSymbol1" style:font-size-asian="10pt" style:font-style-asian="normal" style:font-name-complex="OpenSymbol1" style:font-size-complex="10pt" style:font-style-complex="normal"/>
    </style:style>
    <style:style style:name="T83" style:family="text">
      <style:text-properties fo:font-size="10pt" fo:letter-spacing="-0.007cm" fo:text-shadow="none" officeooo:rsid="002d13de" style:font-size-asian="10pt" style:font-size-complex="10pt"/>
    </style:style>
    <style:style style:name="T84" style:family="text">
      <style:text-properties fo:letter-spacing="-0.007cm" fo:text-shadow="none"/>
    </style:style>
    <style:style style:name="T85" style:family="text">
      <style:text-properties fo:letter-spacing="-0.014cm"/>
    </style:style>
    <style:style style:name="T86" style:family="text">
      <style:text-properties fo:letter-spacing="-0.014cm" officeooo:rsid="00546784"/>
    </style:style>
    <style:style style:name="T87" style:family="text">
      <style:text-properties fo:letter-spacing="-0.014cm" fo:text-shadow="none" fo:font-weight="normal" style:font-weight-asian="normal" style:font-weight-complex="normal"/>
    </style:style>
    <style:style style:name="T88" style:family="text">
      <style:text-properties fo:letter-spacing="normal"/>
    </style:style>
    <style:style style:name="T89" style:family="text">
      <style:text-properties fo:letter-spacing="normal" officeooo:rsid="005fd230"/>
    </style:style>
    <style:style style:name="T90" style:family="text">
      <style:text-properties fo:color="#c9211e" loext:opacity="100%" style:text-position="0% 100%" style:font-name="Bitstream Vera Sans2" fo:font-size="10pt" style:text-underline-style="none" fo:font-weight="normal" officeooo:rsid="0056e461" style:font-weight-asian="normal" style:font-weight-complex="normal"/>
    </style:style>
    <style:style style:name="T91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9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g text:anchor-type="paragraph" draw:z-index="13" draw:name="Forme5" draw:style-name="gr1"><draw:custom-shape draw:style-name="gr2" draw:text-style-name="P68" svg:width="3.964cm" svg:height="0.641cm" draw:transform="skewX (0.00279252680319092) rotate (0.0872664625997165) translate (-0.370416666666667cm -0.0934861111111111cm)"><text:p text:style-name="P67"><text:span text:style-name="T9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4"><draw:text-box fo:min-height="2.743cm"><text:section text:style-name="Sect1" text:name="Section8"><text:p text:style-name="P24"/><text:list xml:id="list253109648" text:style-name="_5f_Numérotation_20_des_20_exercices_20_livrets"><text:list-header><text:p text:style-name="P55">Range les nombres suivants dans l’ordre croissant.</text:p><text:p text:style-name="P57"><text:span text:style-name="_5f_BVS">5,42</text:span><text:span text:style-name="_5f_BVS"><text:span text:style-name="T77"> </text:span></text:span><text:span text:style-name="_5f_BVS"><text:span text:style-name="T66">×</text:span></text:span><text:span text:style-name="_5f_BVS"><text:span text:style-name="T77"> </text:span></text:span><text:span text:style-name="_5f_BVS">10⁷ <text:s text:c="3"/>5,6</text:span><text:span text:style-name="_5f_BVS"><text:span text:style-name="T77"> </text:span></text:span><text:span text:style-name="_5f_BVS"><text:span text:style-name="T66">×</text:span></text:span><text:span text:style-name="_5f_BVS"><text:span text:style-name="T77"> </text:span></text:span><text:span text:style-name="_5f_BVS">10⁵ <text:s text:c="3"/>8,5</text:span><text:span text:style-name="_5f_BVS"><text:span text:style-name="T77"> </text:span></text:span><text:span text:style-name="_5f_BVS"><text:span text:style-name="T66">×</text:span></text:span><text:span text:style-name="_5f_BVS"><text:span text:style-name="T77"> </text:span></text:span><text:span text:style-name="_5f_BVS">10⁵</text:span><text:span text:style-name="_5f_BVS"><text:span text:style-name="T87"> <text:s text:c="3"/>8,45</text:span></text:span><text:span text:style-name="_5f_BVS"><text:span text:style-name="T79"> </text:span></text:span><text:span text:style-name="_5f_BVS"><text:span text:style-name="T68">×</text:span></text:span><text:span text:style-name="_5f_BVS"><text:span text:style-name="T79"> </text:span></text:span><text:span text:style-name="_5f_BVS"><text:span text:style-name="T87">10²</text:span></text:span></text:p><text:p text:style-name="P40"><text:span text:style-name="Bold_5f_niv2">Correction</text:span></text:p></text:list-header></text:list><text:list xml:id="list2849276248" text:style-name="Enonce1"><text:list-item><text:p text:style-name="P56"><text:span text:style-name="T36">Pour </text:span><text:span text:style-name="T40">comparer</text:span><text:span text:style-name="T36"> de</text:span><text:span text:style-name="T37">ux</text:span><text:span text:style-name="T36"> nombres en notation scientifique, on compare d’abord les </text:span><text:span text:style-name="T40">exposants</text:span><text:span text:style-name="T36"> des puissances de 10.</text:span></text:p></text:list-item></text:list><text:list xml:id="list173210043507667" text:continue-list="list253109648" text:style-name="_5f_Numérotation_20_des_20_exercices_20_livrets"><text:list-header><text:p text:style-name="P58"><text:span text:style-name="T36">7 </text:span><text:span text:style-name="_5f_Symbole"><text:span text:style-name="T26"></text:span></text:span><text:span text:style-name="T35"> 5 donc </text:span><text:span text:style-name="_5f_BVS"><text:span text:style-name="T17">10⁷ </text:span></text:span><text:span text:style-name="_5f_Symbole"><text:span text:style-name="T26"></text:span></text:span><text:span text:style-name="_5f_BVS"><text:span text:style-name="T16"> </text:span></text:span><text:span text:style-name="_5f_BVS"><text:span text:style-name="T17">10⁵.</text:span></text:span></text:p><text:p text:style-name="P59">D’où : <text:span text:style-name="_5f_BVS"><text:span text:style-name="T80">5,42</text:span></text:span><text:span text:style-name="_5f_BVS"><text:span text:style-name="T77"> </text:span></text:span><text:span text:style-name="_5f_BVS"><text:span text:style-name="T66">×</text:span></text:span><text:span text:style-name="_5f_BVS"><text:span text:style-name="T77"> </text:span></text:span><text:span text:style-name="_5f_BVS"><text:span text:style-name="T80">10⁷</text:span></text:span><text:span text:style-name="_5f_BVS"><text:span text:style-name="T49"> </text:span></text:span><text:span text:style-name="_5f_Symbole"><text:span text:style-name="T81"></text:span></text:span><text:span text:style-name="_5f_BVS"><text:span text:style-name="T48"> </text:span></text:span><text:span text:style-name="_5f_BVS"><text:span text:style-name="T80">5,6 </text:span></text:span><text:span text:style-name="_5f_BVS"><text:span text:style-name="T77"> </text:span></text:span><text:span text:style-name="_5f_BVS"><text:span text:style-name="T66">×</text:span></text:span><text:span text:style-name="_5f_BVS"><text:span text:style-name="T77"> </text:span></text:span><text:span text:style-name="_5f_BVS"><text:span text:style-name="T80">10⁵</text:span></text:span> </text:p></text:list-header></text:list><text:list xml:id="list173209568731246" text:continue-list="list2849276248" text:style-name="Enonce1"><text:list-item><text:p text:style-name="P62"><text:span text:style-name="T37">S</text:span><text:span text:style-name="T38">i les deux nombres</text:span><text:span text:style-name="T37"> ont</text:span><text:span text:style-name="T36"> le même exposant </text:span><text:span text:style-name="T37">pour </text:span><text:span text:style-name="T38">la puissance de </text:span><text:span text:style-name="T37">10</text:span><text:span text:style-name="T36">, on compare alors l</text:span><text:span text:style-name="T39">es</text:span><text:span text:style-name="T36"> </text:span><text:span text:style-name="T40">valeur</text:span><text:span text:style-name="T42">s</text:span><text:span text:style-name="T40"> </text:span><text:span text:style-name="T41">numérique</text:span><text:span text:style-name="T42">s</text:span><text:span text:style-name="T41"> </text:span><text:span text:style-name="T36">de ces deux nombres.</text:span></text:p></text:list-item></text:list><text:list xml:id="list173209939918332" text:continue-list="list173210043507667" text:style-name="_5f_Numérotation_20_des_20_exercices_20_livrets"><text:list-header><text:p text:style-name="P58"><text:span text:style-name="T36">5,</text:span><text:span text:style-name="T35">6</text:span><text:span text:style-name="T36"> </text:span><text:span text:style-name="_5f_Symbole"><text:span text:style-name="T27"></text:span></text:span><text:span text:style-name="T35"> 8,5 donc</text:span><text:span text:style-name="_5f_BVS"><text:span text:style-name="T17"> </text:span></text:span><text:span text:style-name="_5f_BVS"><text:span text:style-name="T18">5,6 </text:span></text:span><text:span text:style-name="_5f_BVS"><text:span text:style-name="T10"> </text:span></text:span><text:span text:style-name="_5f_BVS"><text:span text:style-name="T23">×</text:span></text:span><text:span text:style-name="_5f_BVS"><text:span text:style-name="T10"> </text:span></text:span><text:span text:style-name="_5f_BVS"><text:span text:style-name="T18">10⁵</text:span></text:span><text:span text:style-name="_5f_BVS"><text:span text:style-name="T36"> </text:span></text:span><text:span text:style-name="_5f_Symbole"><text:span text:style-name="T27"></text:span></text:span><text:span text:style-name="_5f_BVS"><text:span text:style-name="T35"> </text:span></text:span><text:span text:style-name="_5f_BVS"><text:span text:style-name="T18">8,5</text:span></text:span><text:span text:style-name="_5f_BVS"><text:span text:style-name="T10"> </text:span></text:span><text:span text:style-name="_5f_BVS"><text:span text:style-name="T23">×</text:span></text:span><text:span text:style-name="_5f_BVS"><text:span text:style-name="T10"> </text:span></text:span><text:span text:style-name="_5f_BVS"><text:span text:style-name="T18">10⁵</text:span></text:span></text:p></text:list-header></text:list><text:p text:style-name="P60">Ainsi :</text:p><text:p text:style-name="P61"><text:span text:style-name="_5f_BVS"><text:span text:style-name="T84">8,45</text:span></text:span><text:span text:style-name="_5f_BVS"><text:span text:style-name="T78"> </text:span></text:span><text:span text:style-name="_5f_BVS"><text:span text:style-name="T67">×</text:span></text:span><text:span text:style-name="_5f_BVS"><text:span text:style-name="T78"> </text:span></text:span><text:span text:style-name="_5f_BVS"><text:span text:style-name="T84">10²</text:span></text:span><text:span text:style-name="_5f_BVS"><text:span text:style-name="T50"> </text:span></text:span><text:span text:style-name="_5f_Symbole"><text:span text:style-name="T83"></text:span></text:span><text:span text:style-name="_5f_BVS"><text:span text:style-name="T51"> </text:span></text:span><text:span text:style-name="_5f_BVS"><text:span text:style-name="T84">5,6</text:span></text:span><text:span text:style-name="_5f_BVS"><text:span text:style-name="T78"> </text:span></text:span><text:span text:style-name="_5f_BVS"><text:span text:style-name="T67">×</text:span></text:span><text:span text:style-name="_5f_BVS"><text:span text:style-name="T78"> </text:span></text:span><text:span text:style-name="_5f_BVS"><text:span text:style-name="T84">10⁵</text:span></text:span><text:span text:style-name="_5f_BVS"><text:span text:style-name="T50"> </text:span></text:span><text:span text:style-name="_5f_Symbole"><text:span text:style-name="T83"></text:span></text:span><text:span text:style-name="_5f_BVS"><text:span text:style-name="T51"> </text:span></text:span><text:span text:style-name="_5f_BVS"><text:span text:style-name="T84">8,5</text:span></text:span><text:span text:style-name="_5f_BVS"><text:span text:style-name="T78"> </text:span></text:span><text:span text:style-name="_5f_BVS"><text:span text:style-name="T67">×</text:span></text:span><text:span text:style-name="_5f_BVS"><text:span text:style-name="T78"> </text:span></text:span><text:span text:style-name="_5f_BVS"><text:span text:style-name="T84">10⁵</text:span></text:span><text:span text:style-name="_5f_BVS"><text:span text:style-name="T50"> </text:span></text:span><text:span text:style-name="_5f_Symbole"><text:span text:style-name="T83"></text:span></text:span><text:span text:style-name="_5f_BVS"><text:span text:style-name="T51"> </text:span></text:span><text:span text:style-name="_5f_BVS"><text:span text:style-name="T84">5,42</text:span></text:span><text:span text:style-name="_5f_BVS"><text:span text:style-name="T78"> </text:span></text:span><text:span text:style-name="_5f_BVS"><text:span text:style-name="T67">×</text:span></text:span><text:span text:style-name="_5f_BVS"><text:span text:style-name="T78"> </text:span></text:span><text:span text:style-name="_5f_BVS"><text:span text:style-name="T84">10⁷</text:span></text:span></text:p></text:section></draw:text-box></draw:frame></text:p>
      <text:list xml:id="list3194868354" text:style-name="Num_5f_Exo">
        <text:list-item>
          <text:h text:style-name="P31" text:outline-level="1"> <text:span text:style-name="T72">Complète avec le symbole qui convient </text:span><text:span text:style-name="_5f_Symbole"><text:span text:style-name="T28"></text:span></text:span><text:span text:style-name="T72"> ou </text:span><text:span text:style-name="_5f_Symbole"><text:span text:style-name="T26"></text:span></text:span><text:span text:style-name="_5f_Symbole"><text:span text:style-name="T72">.</text:span></text:span></text:h>
        </text:list-item>
      </text:list>
      <text:list xml:id="list3717543281" text:style-name="liste_5f_abc">
        <text:list-item>
          <text:p text:style-name="P46"><text:span text:style-name="T20">1,57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T20">10⁵ </text:span><text:span text:style-name="_5f_pointillés_20_gris"><text:span text:style-name="T19">………......</text:span></text:span><text:span text:style-name="T20"> 2,65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T20">10³</text:span></text:p>
        </text:list-item>
        <text:list-item>
          <text:p text:style-name="P47">1,45<text:span text:style-name="_5f_BVS"><text:span text:style-name="T77"> </text:span></text:span><text:span text:style-name="_5f_BVS"><text:span text:style-name="T66">×</text:span></text:span><text:span text:style-name="_5f_BVS"><text:span text:style-name="T77"> </text:span></text:span>10⁸ <text:span text:style-name="_5f_pointillés_20_gris"><text:span text:style-name="T69">…………..… </text:span></text:span>1,4<text:span text:style-name="_5f_BVS"><text:span text:style-name="T77"> </text:span></text:span><text:span text:style-name="_5f_BVS"><text:span text:style-name="T66">×</text:span></text:span><text:span text:style-name="_5f_BVS"><text:span text:style-name="T77"> </text:span></text:span>10⁸</text:p>
        </text:list-item>
        <text:list-item>
          <text:p text:style-name="P48"><text:span text:style-name="_5f_signe"><text:span text:style-name="T82">─</text:span></text:span>6,14<text:span text:style-name="_5f_BVS"><text:span text:style-name="T77"> </text:span></text:span><text:span text:style-name="_5f_BVS"><text:span text:style-name="T66">×</text:span></text:span><text:span text:style-name="_5f_BVS"><text:span text:style-name="T77"> </text:span></text:span>10⁵ <text:span text:style-name="_5f_pointillés_20_gris"><text:span text:style-name="T69">.………… </text:span></text:span><text:span text:style-name="_5f_signe"><text:span text:style-name="T82">─</text:span></text:span>7,3<text:span text:style-name="_5f_BVS"><text:span text:style-name="T77"> </text:span></text:span><text:span text:style-name="_5f_BVS"><text:span text:style-name="T66">×</text:span></text:span><text:span text:style-name="_5f_BVS"><text:span text:style-name="T77"> </text:span></text:span>10⁸</text:p>
        </text:list-item>
        <text:list-item>
          <text:p text:style-name="P49"><text:span text:style-name="T9">3,75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T9">10⁴ </text:span><text:span text:style-name="_5f_pointillés_20_gris"><text:span text:style-name="T19">.……...… </text:span></text:span><text:span text:style-name="T9">3,751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T9">10⁴</text:span></text:p>
        </text:list-item>
        <text:list-item>
          <text:p text:style-name="P50"><text:span text:style-name="T9">9,27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T9">10⁶ </text:span><text:span text:style-name="_5f_pointillés_20_gris"><text:span text:style-name="T19">.…….…...… </text:span></text:span><text:span text:style-name="T9">9,4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T9">10⁶</text:span></text:p>
        </text:list-item>
      </text:list>
      <text:list xml:id="list173210668488270" text:continue-list="list3194868354" text:style-name="Num_5f_Exo">
        <text:list-item>
          <text:h text:style-name="P32" text:outline-level="1"><text:span text:style-name="T73"> </text:span><text:span text:style-name="T86">Range dans l’ordre croissant </text:span><text:span text:style-name="T85">les nombres suivants.</text:span></text:h>
        </text:list-item>
      </text:list>
      <text:p text:style-name="P26">3,45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10⁶ <text:s text:c="5"/>4,5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10⁸ <text:s text:c="5"/>7,8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10³ <text:s text:c="5"/>9,2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10⁵</text:p>
      <text:p text:style-name="FILET_5f_POINTILLES"><text:span text:style-name="_5f_pointillés_20_gris"><text:tab/></text:span></text:p>
      <text:p text:style-name="FILET_5f_POINTILLES"><text:span text:style-name="_5f_pointillés_20_gris"><text:tab/></text:span></text:p>
      <text:list xml:id="list173209546421715" text:continue-numbering="true" text:style-name="Num_5f_Exo">
        <text:list-item>
          <text:h text:style-name="P33" text:outline-level="1"><text:span text:style-name="T74"> </text:span><text:span text:style-name="T89">Range dans l’ordre décroissant </text:span><text:span text:style-name="T88">les nombres suivants.</text:span></text:h>
        </text:list-item>
      </text:list>
      <text:p text:style-name="P26">1,25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10⁹ <text:s text:c="2"/>1,251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10⁸ <text:s text:c="2"/>1,249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10⁹ <text:s text:c="2"/>1,24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10⁸</text:p>
      <text:p text:style-name="FILET_5f_POINTILLES"><text:span text:style-name="_5f_pointillés_20_gris"><text:tab/></text:span></text:p>
      <text:list xml:id="list173210095394135" text:continue-list="list173209939918332" text:style-name="_5f_Numérotation_20_des_20_exercices_20_livrets">
        <text:list-header>
          <text:p text:style-name="P37"><text:span text:style-name="_5f_pointillés_20_gris"><text:tab/></text:span></text:p>
        </text:list-header>
      </text:list>
      <text:list xml:id="list173209828705976" text:continue-list="list173209546421715" text:style-name="Num_5f_Exo">
        <text:list-item>
          <text:h text:style-name="P32" text:outline-level="1"> Encadre les nombres suivants par deux puissances de 10 d’exposants consécutifs.</text:h>
        </text:list-item>
      </text:list>
      <text:list xml:id="list173210205904504" text:continue-list="list3717543281" text:style-name="liste_5f_abc">
        <text:list-item text:start-value="1">
          <text:p text:style-name="P51"><text:tab/><text:span text:style-name="_5f_pointillés_20_gris">….........</text:span> <text:span text:style-name="T76"></text:span> 3,5 <text:span text:style-name="T64">×</text:span> <text:span text:style-name="T71">10</text:span><text:span text:style-name="T29">17</text:span> <text:span text:style-name="T76"></text:span> <text:span text:style-name="_5f_pointillés_20_gris">….........</text:span></text:p>
        </text:list-item>
        <text:list-item>
          <text:p text:style-name="P52"><text:tab/><text:span text:style-name="_5f_pointillés_20_gris">….........</text:span> <text:span text:style-name="T76"></text:span> 2,5 <text:span text:style-name="T64">×</text:span> <text:span text:style-name="T16">10</text:span><text:span text:style-name="_5f_signe"><text:span text:style-name="T56">–</text:span></text:span><text:span text:style-name="T29">6</text:span> <text:span text:style-name="T76"></text:span> <text:span text:style-name="_5f_pointillés_20_gris">….........</text:span></text:p>
        </text:list-item>
        <text:list-item>
          <text:p text:style-name="P53"><text:tab/><text:span text:style-name="_5f_pointillés_20_gris">….........</text:span> <text:span text:style-name="T76"></text:span> 344,5 <text:span text:style-name="T64">×</text:span> <text:span text:style-name="T71">10</text:span><text:span text:style-name="_5f_signe"><text:span text:style-name="T56">–</text:span></text:span><text:span text:style-name="T29">16</text:span> <text:span text:style-name="T76"></text:span> <text:span text:style-name="_5f_pointillés_20_gris">….........</text:span></text:p>
        </text:list-item>
        <text:list-item>
          <text:p text:style-name="P54"><text:span text:style-name="_5f_pointillés_20_gris"><text:span text:style-name="T70"><text:tab/>….........</text:span></text:span><text:span text:style-name="T70"> </text:span><text:span text:style-name="T75"></text:span><text:span text:style-name="T70"> 0,004 5 </text:span><text:span text:style-name="T65">×</text:span><text:span text:style-name="T70"> </text:span><text:span text:style-name="T71">10</text:span><text:span text:style-name="T29">15</text:span><text:span text:style-name="T16"> </text:span><text:span text:style-name="T15"></text:span><text:span text:style-name="T16"> </text:span><text:span text:style-name="_5f_pointillés_20_gris"><text:span text:style-name="T16">…......…</text:span></text:span></text:p>
        </text:list-item>
        <text:list-item>
          <text:p text:style-name="P53"><text:span text:style-name="_5f_pointillés_20_gris"><text:span text:style-name="T16">…......... </text:span></text:span><text:span text:style-name="_5f_pointillés_20_gris"><text:span text:style-name="T45"></text:span></text:span><text:span text:style-name="_5f_pointillés_20_gris"><text:span text:style-name="T33"> </text:span></text:span><text:span text:style-name="_5f_pointillés_20_gris"><text:span text:style-name="T90">6,14</text:span></text:span><text:span text:style-name="_5f_BVS"><text:span text:style-name="T11"> </text:span></text:span><text:span text:style-name="_5f_BVS"><text:span text:style-name="T24">×</text:span></text:span><text:span text:style-name="_5f_BVS"><text:span text:style-name="T11"> </text:span></text:span><text:span text:style-name="_5f_pointillés_20_gris"><text:span text:style-name="T33">10</text:span></text:span><text:span text:style-name="_5f_signe"><text:span text:style-name="T56">–</text:span></text:span><text:span text:style-name="_5f_pointillés_20_gris"><text:span text:style-name="T54">4</text:span></text:span><text:span text:style-name="_5f_pointillés_20_gris"><text:span text:style-name="T33"> </text:span></text:span><text:span text:style-name="_5f_pointillés_20_gris"><text:span text:style-name="T45"></text:span></text:span><text:span text:style-name="_5f_pointillés_20_gris"><text:span text:style-name="T33"> </text:span></text:span><text:span text:style-name="_5f_pointillés_20_gris"><text:span text:style-name="T16">….........</text:span></text:span></text:p>
        </text:list-item>
      </text:list>
      <text:list xml:id="list173209928907961" text:continue-list="list173209828705976" text:style-name="Num_5f_Exo">
        <text:list-item>
          <text:h text:style-name="P34" text:outline-level="1"> Donne un ordre de grandeur des expressions suivantes.</text:h>
        </text:list-item>
      </text:list>
      <text:list xml:id="list173210719461571" text:continue-list="list173210205904504" text:style-name="liste_5f_abc">
        <text:list-item>
          <text:list>
            <text:list-item>
              <text:list>
                <text:list-item text:start-value="1">
                  <text:p text:style-name="P42"><text:span text:style-name="T21">3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T20">10</text:span><text:span text:style-name="T30">13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_5f_BVS"><text:span text:style-name="T13">2</text:span>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_5f_BVS"><text:span text:style-name="T14">10</text:span></text:span><text:span text:style-name="_5f_BVS"><text:span text:style-name="T31">9</text:span></text:span></text:p>
                </text:list-item>
              </text:list>
            </text:list-item>
          </text:list>
        </text:list-item>
      </text:list>
      <text:list xml:id="list173209407174502" text:continue-list="list173210095394135" text:style-name="_5f_Numérotation_20_des_20_exercices_20_livrets">
        <text:list-item>
          <text:list>
            <text:list-header>
              <text:p text:style-name="P37"><text:tab/></text:p>
            </text:list-header>
          </text:list>
        </text:list-item>
      </text:list>
      <text:list xml:id="list173209427699979" text:continue-list="list173210719461571" text:style-name="liste_5f_abc">
        <text:list-item>
          <text:list>
            <text:list-item>
              <text:list>
                <text:list-item>
                  <text:p text:style-name="P44"><text:span text:style-name="T22">4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T20">10</text:span><text:span text:style-name="_5f_signe"><text:span text:style-name="T55">─</text:span></text:span><text:span text:style-name="_5f_pointillés_20_gris"><text:span text:style-name="T52">2</text:span></text:span><text:span text:style-name="_5f_BVS"><text:span text:style-name="T12"> </text:span></text:span><text:span text:style-name="_5f_Symbole"><text:span text:style-name="T46"></text:span></text:span><text:span text:style-name="_5f_BVS"><text:span text:style-name="T12"> </text:span></text:span><text:span text:style-name="_5f_BVS"><text:span text:style-name="T14">6</text:span>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_5f_BVS"><text:span text:style-name="T14">10</text:span></text:span><text:span text:style-name="_5f_BVS"><text:span text:style-name="T31">5</text:span></text:span></text:p>
                </text:list-item>
              </text:list>
            </text:list-item>
          </text:list>
        </text:list-item>
      </text:list>
      <text:list xml:id="list173210032783189" text:continue-list="list173209407174502" text:style-name="_5f_Numérotation_20_des_20_exercices_20_livrets">
        <text:list-item>
          <text:list>
            <text:list-header>
              <text:p text:style-name="P37"><text:tab/></text:p>
            </text:list-header>
          </text:list>
        </text:list-item>
      </text:list>
      <text:list xml:id="list173210933762200" text:continue-list="list173209427699979" text:style-name="liste_5f_abc">
        <text:list-item>
          <text:list>
            <text:list-item>
              <text:list>
                <text:list-item>
                  <text:p text:style-name="P43"><draw:frame draw:style-name="fr4" draw:name="Objet7" text:anchor-type="as-char" svg:width="1.529cm" svg:height="0.96cm" draw:z-index="0"><draw:object xlink:href="./Object 17" xlink:type="simple" xlink:show="embed" xlink:actuate="onLoad"/><draw:image xlink:href="./ObjectReplacements/Object 17" xlink:type="simple" xlink:show="embed" xlink:actuate="onLoad"/></draw:frame></text:p>
                </text:list-item>
              </text:list>
            </text:list-item>
          </text:list>
        </text:list-item>
      </text:list>
      <text:list xml:id="list173210426794120" text:continue-list="list173210032783189" text:style-name="_5f_Numérotation_20_des_20_exercices_20_livrets">
        <text:list-item>
          <text:list>
            <text:list-header>
              <text:p text:style-name="P37"><text:tab/></text:p>
            </text:list-header>
          </text:list>
        </text:list-item>
      </text:list>
      <text:list xml:id="list173210513517791" text:continue-list="list173209928907961" text:style-name="Num_5f_Exo">
        <text:list-item>
          <text:h text:style-name="P30" text:outline-level="1"> Écris, dans chaque cas, les deux nombres en notation scientifique puis compare-les.</text:h>
        </text:list-item>
      </text:list>
      <text:list xml:id="list173210165933794" text:continue-list="list173210933762200" text:style-name="liste_5f_abc">
        <text:list-item>
          <text:list>
            <text:list-item>
              <text:list>
                <text:list-item text:start-value="1">
                  <text:p text:style-name="P42">1 875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10⁴ et 17 480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10³</text:p>
                </text:list-item>
              </text:list>
            </text:list-item>
          </text:list>
        </text:list-item>
      </text:list>
      <text:list xml:id="list173210497396390" text:continue-list="list173210426794120" text:style-name="_5f_Numérotation_20_des_20_exercices_20_livrets">
        <text:list-header>
          <text:p text:style-name="P37"><text:span text:style-name="_5f_pointillés_20_gris"><text:tab/></text:span></text:p>
          <text:p text:style-name="P37"><text:span text:style-name="_5f_pointillés_20_gris"><text:tab/></text:span></text:p>
        </text:list-header>
      </text:list>
      <text:list xml:id="list173211244758575" text:continue-list="list173210165933794" text:style-name="liste_5f_abc">
        <text:list-item>
          <text:list>
            <text:list-item>
              <text:list>
                <text:list-item>
                  <text:p text:style-name="P45">1 200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10³ et 0,12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10⁶</text:p>
                </text:list-item>
              </text:list>
            </text:list-item>
          </text:list>
        </text:list-item>
      </text:list>
      <text:list xml:id="list173209736671836" text:continue-list="list173210497396390" text:style-name="_5f_Numérotation_20_des_20_exercices_20_livrets">
        <text:list-header>
          <text:p text:style-name="P37"><text:span text:style-name="_5f_pointillés_20_gris"><text:tab/></text:span></text:p>
          <text:p text:style-name="P37"><text:span text:style-name="_5f_pointillés_20_gris"><text:tab/></text:span></text:p>
        </text:list-header>
      </text:list>
      <text:list xml:id="list173209755944265" text:continue-list="list173210513517791" text:style-name="Num_5f_Exo">
        <text:list-item>
          <text:h text:style-name="P36" text:outline-level="1"><text:span text:style-name="_5f_pointillés_20_gris"> </text:span><text:span text:style-name="_5f_pointillés_20_gris"><text:span text:style-name="T59">Range dans l’ordre décroissant les </text:span></text:span><text:span text:style-name="_5f_pointillés_20_gris"><text:span text:style-name="T60">masses des </text:span></text:span><text:span text:style-name="_5f_pointillés_20_gris"><text:span text:style-name="T59">atomes suivants.</text:span></text:span></text:h>
        </text:list-item>
      </text:list>
      <text:p text:style-name="P27"><text:span text:style-name="_5f_pointillés_20_gris"><text:span text:style-name="T62">•</text:span></text:span><text:span text:style-name="_5f_pointillés_20_gris"><text:span text:style-name="T63"> </text:span></text:span><text:span text:style-name="_5f_pointillés_20_gris"><text:span text:style-name="T32">atome d’argent : 1,79</text:span>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_5f_pointillés_20_gris"><text:span text:style-name="T43">10</text:span></text:span><text:span text:style-name="_5f_signe"><text:span text:style-name="T56">–</text:span></text:span><text:span text:style-name="_5f_pointillés_20_gris"><text:span text:style-name="T53">25</text:span></text:span><text:span text:style-name="_5f_BVS"><text:span text:style-name="T12"> </text:span></text:span><text:span text:style-name="_5f_pointillés_20_gris"><text:span text:style-name="T32">kg</text:span></text:span></text:p>
      <text:p text:style-name="P28"><text:span text:style-name="_5f_pointillés_20_gris"><text:span text:style-name="T62">•</text:span></text:span><text:span text:style-name="_5f_pointillés_20_gris"><text:span text:style-name="T63"> </text:span></text:span><text:span text:style-name="_5f_pointillés_20_gris"><text:span text:style-name="T32">atome d’aluminium : 4,51</text:span>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_5f_pointillés_20_gris"><text:span text:style-name="T43">10</text:span></text:span><text:span text:style-name="_5f_signe"><text:span text:style-name="T56">–</text:span></text:span><text:span text:style-name="_5f_pointillés_20_gris"><text:span text:style-name="T53">26</text:span></text:span><text:span text:style-name="_5f_BVS"><text:span text:style-name="T12"> </text:span></text:span><text:span text:style-name="_5f_pointillés_20_gris"><text:span text:style-name="T32">kg</text:span></text:span></text:p>
      <text:p text:style-name="P28"><text:span text:style-name="_5f_pointillés_20_gris"><text:span text:style-name="T62">•</text:span></text:span><text:span text:style-name="_5f_pointillés_20_gris"><text:span text:style-name="T63"> </text:span></text:span><text:span text:style-name="_5f_pointillés_20_gris"><text:span text:style-name="T32">atome de fluor : 3,17</text:span>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_5f_pointillés_20_gris"><text:span text:style-name="T43">10</text:span></text:span><text:span text:style-name="_5f_signe"><text:span text:style-name="T56">–</text:span></text:span><text:span text:style-name="_5f_pointillés_20_gris"><text:span text:style-name="T53">26</text:span></text:span><text:span text:style-name="_5f_BVS"><text:span text:style-name="T12"> </text:span></text:span><text:span text:style-name="_5f_pointillés_20_gris"><text:span text:style-name="T32">kg</text:span></text:span></text:p>
      <text:p text:style-name="P28"><text:span text:style-name="_5f_pointillés_20_gris"><text:span text:style-name="T62">•</text:span></text:span><text:span text:style-name="_5f_pointillés_20_gris"><text:span text:style-name="T63"> </text:span></text:span><text:span text:style-name="_5f_pointillés_20_gris"><text:span text:style-name="T32">atome d’oxygène : 2,672</text:span>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_5f_pointillés_20_gris"><text:span text:style-name="T43">10</text:span></text:span><text:span text:style-name="_5f_signe"><text:span text:style-name="T56">–</text:span></text:span><text:span text:style-name="_5f_pointillés_20_gris"><text:span text:style-name="T53">26</text:span></text:span><text:span text:style-name="_5f_BVS"><text:span text:style-name="T12"> </text:span></text:span><text:span text:style-name="_5f_pointillés_20_gris"><text:span text:style-name="T32">kg</text:span></text:span></text:p>
      <text:list xml:id="list173210766717272" text:continue-list="list173209736671836" text:style-name="_5f_Numérotation_20_des_20_exercices_20_livrets">
        <text:list-header>
          <text:p text:style-name="P38"><text:span text:style-name="_5f_pointillés_20_gris"><text:tab/></text:span></text:p>
          <text:p text:style-name="P38"><text:span text:style-name="_5f_pointillés_20_gris"><text:tab/></text:span></text:p>
          <text:p text:style-name="P38"><text:span text:style-name="_5f_pointillés_20_gris"><text:tab/></text:span></text:p>
        </text:list-header>
      </text:list>
      <text:list xml:id="list173209787403040" text:continue-list="list173209755944265" text:style-name="Num_5f_Exo">
        <text:list-item>
          <text:h text:style-name="P35" text:outline-level="1"><text:span text:style-name="_5f_pointillés_20_gris"> </text:span><text:span text:style-name="_5f_pointillés_20_gris"><text:span text:style-name="T57">Range dans l’ordre croissant les </text:span></text:span><text:span text:style-name="_5f_pointillés_20_gris"><text:span text:style-name="T58">masses des </text:span></text:span><text:span text:style-name="_5f_pointillés_20_gris"><text:span text:style-name="T57">animaux suivants.</text:span></text:span></text:h>
        </text:list-item>
      </text:list>
      <text:p text:style-name="P28"><text:span text:style-name="_5f_pointillés_20_gris"><text:span text:style-name="T62">•</text:span></text:span><text:span text:style-name="_5f_pointillés_20_gris"><text:span text:style-name="T63"> </text:span></text:span><text:span text:style-name="_5f_pointillés_20_gris"><text:span text:style-name="T47">une baleine bleue : 1,5</text:span>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_5f_pointillés_20_gris"><text:span text:style-name="T43">10</text:span></text:span><text:span text:style-name="_5f_pointillés_20_gris"><text:span text:style-name="T53">8</text:span></text:span><text:span text:style-name="_5f_BVS"><text:span text:style-name="T12"> </text:span></text:span><text:span text:style-name="_5f_pointillés_20_gris"><text:span text:style-name="T47">g</text:span></text:span></text:p>
      <text:p text:style-name="P28"><text:span text:style-name="_5f_pointillés_20_gris"><text:span text:style-name="T62">•</text:span></text:span><text:span text:style-name="_5f_pointillés_20_gris"><text:span text:style-name="T63"> </text:span></text:span><text:span text:style-name="_5f_pointillés_20_gris"><text:span text:style-name="T47">un éléphant d’Afrique : 6,5</text:span>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_5f_pointillés_20_gris"><text:span text:style-name="T43">10</text:span></text:span><text:span text:style-name="_5f_pointillés_20_gris"><text:span text:style-name="T53">3</text:span></text:span><text:span text:style-name="_5f_BVS"><text:span text:style-name="T12"> </text:span></text:span><text:span text:style-name="_5f_pointillés_20_gris"><text:span text:style-name="T47">kg</text:span></text:span></text:p>
      <text:p text:style-name="P28"><text:span text:style-name="_5f_pointillés_20_gris"><text:span text:style-name="T62">•</text:span></text:span><text:span text:style-name="_5f_pointillés_20_gris"><text:span text:style-name="T63"> </text:span></text:span><text:span text:style-name="_5f_pointillés_20_gris"><text:span text:style-name="T32">un</text:span></text:span><text:span text:style-name="_5f_pointillés_20_gris"><text:span text:style-name="T61">e</text:span></text:span><text:span text:style-name="_5f_pointillés_20_gris"><text:span text:style-name="T32"> orque : 6</text:span>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_5f_pointillés_20_gris"><text:span text:style-name="T43">10</text:span></text:span><text:span text:style-name="_5f_pointillés_20_gris"><text:span text:style-name="T53">4</text:span></text:span><text:span text:style-name="_5f_BVS"><text:span text:style-name="T12"> </text:span></text:span><text:span text:style-name="_5f_pointillés_20_gris"><text:span text:style-name="T32">hg</text:span></text:span></text:p>
      <text:p text:style-name="P29"><text:span text:style-name="_5f_pointillés_20_gris"><text:span text:style-name="T62">•</text:span></text:span><text:span text:style-name="_5f_pointillés_20_gris"><text:span text:style-name="T63"> </text:span></text:span><text:span text:style-name="_5f_pointillés_20_gris"><text:span text:style-name="T32">un éléphant d’Asie : 4,5</text:span></text:span><text:span text:style-name="_5f_BVS"><text:span text:style-name="T12"> </text:span></text:span><text:span text:style-name="_5f_BVS"><text:span text:style-name="T25">×</text:span></text:span><text:span text:style-name="_5f_BVS"><text:span text:style-name="T12"> </text:span></text:span><text:span text:style-name="_5f_pointillés_20_gris"><text:span text:style-name="T43">10</text:span></text:span><text:span text:style-name="_5f_pointillés_20_gris"><text:span text:style-name="T53">5</text:span></text:span><text:span text:style-name="_5f_BVS"><text:span text:style-name="T12"> </text:span></text:span><text:span text:style-name="_5f_pointillés_20_gris"><text:span text:style-name="T32">dag</text:span></text:span></text:p>
      <text:list xml:id="list173211190693836" text:continue-list="list173210766717272" text:style-name="_5f_Numérotation_20_des_20_exercices_20_livrets">
        <text:list-header>
          <text:p text:style-name="P39"><text:span text:style-name="_5f_pointillés_20_gris"><text:tab/></text:span></text:p>
          <text:p text:style-name="P39"><text:span text:style-name="_5f_pointillés_20_gris"><text:tab/></text:span></text:p>
          <text:p text:style-name="P39"><text:span text:style-name="_5f_pointillés_20_gris"><text:tab/></text:span></text:p>
        </text:list-header>
      </text:list>
      <text:p text:style-name="P25"><text:span text:style-name="_5f_pointillés_20_gris"><text:tab/></text:span></text:p>
      <text:list xml:id="list173210833832473" text:continue-numbering="true" text:style-name="_5f_Numérotation_20_des_20_exercices_20_livrets">
        <text:list-header>
          <text:p text:style-name="P39"><text:soft-page-break/><text:span text:style-name="_5f_pointillés_20_gris"><text:tab/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4" svg:font-family="OpenSymbol" style:font-adornments="Oblique" style:font-pitch="variable" style:font-charset="x-symbol"/>
    <style:font-face style:name="OpenSymbol2" svg:font-family="OpenSymbol" style:font-adornments="Roman" style:font-pitch="variable" style:font-charset="x-symbol"/>
    <style:font-face style:name="Adobe Caslon Pro Bold" svg:font-family="'Adobe Caslon Pro Bold'" style:font-adornments="Oblique"/>
    <style:font-face style:name="OpenSymbol1" svg:font-family="Open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style:contextual-spacing="false" style:page-number="auto" style:writing-mode="lr-tb">
        <style:tab-stops/>
      </style:paragraph-properties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4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9900" loext:opacity="100%" fo:font-style="normal" fo:font-weight="bold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4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4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4" fo:font-family="OpenSymbol" style:font-style-name="Oblique" style:font-pitch="variable" style:font-charset="x-symbol" fo:font-size="10pt" fo:font-style="normal" style:font-name-asian="OpenSymbol4" style:font-family-asian="OpenSymbol" style:font-style-name-asian="Oblique" style:font-pitch-asian="variable" style:font-charset-asian="x-symbol" style:font-name-complex="OpenSymbol4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4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4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4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4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4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4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3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63e17b" officeooo:paragraph-rsid="001a9295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08c81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76fc61"/>
    </style:style>
    <style:style style:name="MT7" style:family="text">
      <style:text-properties fo:text-transform="uppercase" fo:color="#808080" loext:opacity="100%" style:font-name="Bitstream Vera Sans4" fo:font-size="9pt" officeooo:rsid="00308c81" fo:background-color="transparent" loext:char-shading-value="0"/>
    </style:style>
    <style:style style:name="MT8" style:family="text">
      <style:text-properties fo:text-transform="uppercase" fo:color="#808080" loext:opacity="100%" style:font-name="Bitstream Vera Sans4" fo:font-size="9pt" officeooo:rsid="008dea38" fo:background-color="transparent" loext:char-shading-value="0"/>
    </style:style>
    <style:style style:name="MT9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2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4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5</text:span></text:p></draw:text-box></draw:frame><draw:line text:anchor-type="paragraph" draw:z-index="12" draw:name="Forme3" draw:style-name="Mgr3" draw:text-style-name="MP24" svg:x1="19.048cm" svg:y1="0.355cm" svg:x2="20.498cm" svg:y2="0.33cm"><text:p/></draw:line><text:span text:style-name="MT6">Comparer deux nombres en</text:span> notation scientifique</text:p>
      </style:header>
      <style:footer>
        <text:p text:style-name="MP26"><draw:frame draw:style-name="Mfr1" draw:name="Cadre1" text:anchor-type="paragraph" svg:y="-0.06cm" draw:z-index="6"><draw:text-box fo:min-height="0.499cm" fo:min-width="2cm"><draw:frame draw:style-name="Mfr2" draw:name="Cadre2" text:anchor-type="frame" svg:x="0.45cm" svg:y="0.079cm" svg:width="0.817cm" draw:z-index="8"><draw:text-box fo:min-height="0.355cm"><text:p text:style-name="MP27"><draw:g text:anchor-type="paragraph" draw:z-index="10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34</text:page-number></text:p></draw:text-box></draw:frame><text:p text:style-name="MP29"><text:span text:style-name="MT7">P</text:span><text:span text:style-name="MT8">uissances</text:span> • <text:span text:style-name="MT9">A</text:span><text:span text:style-name="MT7">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6T17:32:09.112000000</dc:date>
    <meta:editing-duration>PT11H11M9S</meta:editing-duration>
    <meta:editing-cycles>124</meta:editing-cycles>
    <meta:generator>LibreOffice/7.1.5.2$Windows_X86_64 LibreOffice_project/85f04e9f809797b8199d13c421bd8a2b025d52b5</meta:generator>
    <dc:subject>fraction-nombre </dc:subject>
    <dc:title>A3_5 série 1 </dc:title>
    <meta:document-statistic meta:table-count="1" meta:image-count="0" meta:object-count="1" meta:page-count="2" meta:paragraph-count="103" meta:word-count="610" meta:character-count="3038" meta:non-whitespace-character-count="2109"/>
  </office:meta>
</office:document-meta>
</file>

<file path=Object 17/content.xml><?xml version="1.0" encoding="utf-8"?>
<math xmlns="http://www.w3.org/1998/Math/MathML" display="block">
  <semantics>
    <mfrac>
      <mrow>
        <mn>54</mn>
        <mrow>
          <mspace width="0.5em"/>
          <mo stretchy="false">×</mo>
          <mspace width="0.5em"/>
        </mrow>
        <msup>
          <mn>10</mn>
          <mn>8</mn>
        </msup>
      </mrow>
      <mrow>
        <mn>6</mn>
        <mrow>
          <mspace width="0.5em"/>
          <mo stretchy="false">×</mo>
          <mspace width="0.5em"/>
        </mrow>
        <msup>
          <mn>10</mn>
          <mn>6</mn>
        </msup>
      </mrow>
    </mfrac>
    <annotation encoding="StarMath 5.0">{ 54 `times` 10^8 }over { 6 `times` 10^6 }</annotation>
  </semantics>
</math>
</file>